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dddddd"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Heading_20_1">
      <style:text-properties officeooo:rsid="002e7595" officeooo:paragraph-rsid="00230089"/>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Heading_20_1">
      <style:paragraph-properties fo:break-before="page"/>
      <style:text-properties officeooo:rsid="00230089" officeooo:paragraph-rsid="0042bb84"/>
    </style:style>
    <style:style style:name="P14" style:family="paragraph" style:parent-style-name="Text_20_body">
      <style:text-properties officeooo:rsid="00274dba" officeooo:paragraph-rsid="0042bb84"/>
    </style:style>
    <style:style style:name="P15" style:family="paragraph" style:parent-style-name="Text_20_body">
      <style:text-properties officeooo:rsid="0028be56" officeooo:paragraph-rsid="0042bb84"/>
    </style:style>
    <style:style style:name="P16" style:family="paragraph" style:parent-style-name="Text_20_body">
      <style:text-properties officeooo:rsid="0028bf57" officeooo:paragraph-rsid="0042bb84"/>
    </style:style>
    <style:style style:name="P17" style:family="paragraph" style:parent-style-name="Table_20_Contents">
      <style:text-properties officeooo:rsid="0042bb84" officeooo:paragraph-rsid="0042bb84"/>
    </style:style>
    <style:style style:name="P18" style:family="paragraph" style:parent-style-name="Text_20_body">
      <style:text-properties officeooo:rsid="002e7595" officeooo:paragraph-rsid="0042bb84"/>
    </style:style>
    <style:style style:name="P19" style:family="paragraph" style:parent-style-name="Heading_20_1">
      <style:paragraph-properties fo:break-before="page"/>
      <style:text-properties officeooo:rsid="002286d5" officeooo:paragraph-rsid="002286d5"/>
    </style:style>
    <style:style style:name="P20" style:family="paragraph" style:parent-style-name="Text_20_body">
      <style:text-properties officeooo:rsid="0036ffdf" officeooo:paragraph-rsid="0036ffdf"/>
    </style:style>
    <style:style style:name="P21" style:family="paragraph" style:parent-style-name="Heading_20_1">
      <style:paragraph-properties fo:break-before="page"/>
      <style:text-properties officeooo:rsid="00386515" officeooo:paragraph-rsid="00386515"/>
    </style:style>
    <style:style style:name="P22" style:family="paragraph" style:parent-style-name="Text_20_body">
      <style:text-properties officeooo:rsid="00386515" officeooo:paragraph-rsid="00386515"/>
    </style:style>
    <style:style style:name="P23" style:family="paragraph" style:parent-style-name="Heading_20_1">
      <style:paragraph-properties fo:break-before="page"/>
      <style:text-properties officeooo:rsid="0039faf3" officeooo:paragraph-rsid="0039faf3"/>
    </style:style>
    <style:style style:name="P24" style:family="paragraph" style:parent-style-name="Text_20_body">
      <style:text-properties officeooo:rsid="0039faf3" officeooo:paragraph-rsid="0039faf3"/>
    </style:style>
    <style:style style:name="P25" style:family="paragraph" style:parent-style-name="Heading_20_1">
      <style:paragraph-properties fo:break-before="page"/>
      <style:text-properties officeooo:rsid="002434f7" officeooo:paragraph-rsid="002434f7"/>
    </style:style>
    <style:style style:name="P26" style:family="paragraph" style:parent-style-name="Heading_20_1">
      <style:paragraph-properties fo:break-before="page"/>
      <style:text-properties officeooo:rsid="003a518a" officeooo:paragraph-rsid="003a518a"/>
    </style:style>
    <style:style style:name="P27" style:family="paragraph" style:parent-style-name="Text_20_body">
      <style:text-properties officeooo:rsid="003a518a" officeooo:paragraph-rsid="003a518a"/>
    </style:style>
    <style:style style:name="P28" style:family="paragraph" style:parent-style-name="Table_20_Contents">
      <style:text-properties officeooo:rsid="003a518a" officeooo:paragraph-rsid="003a518a"/>
    </style:style>
    <style:style style:name="P29" style:family="paragraph" style:parent-style-name="Text_20_body">
      <style:text-properties officeooo:paragraph-rsid="003a518a"/>
    </style:style>
    <style:style style:name="P30" style:family="paragraph" style:parent-style-name="Heading_20_1">
      <style:paragraph-properties fo:break-before="page"/>
      <style:text-properties officeooo:rsid="0025d236" officeooo:paragraph-rsid="0025d236"/>
    </style:style>
    <style:style style:name="P31" style:family="paragraph" style:parent-style-name="Text_20_body">
      <style:text-properties officeooo:rsid="002fad5a" officeooo:paragraph-rsid="002fad5a"/>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34f5"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25d236"/>
    </style:style>
    <style:style style:name="T11" style:family="text">
      <style:text-properties officeooo:rsid="0034e41f"/>
    </style:style>
    <style:style style:name="T12" style:family="text">
      <style:text-properties officeooo:rsid="0045fb5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h text:style-name="P1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_664214496" text:style-name="Index_20_Link" text:visited-style-name="Index_20_Link">AI Transparency Scale declaration<text:tab/>1</text:a></text:p>
          <text:p text:style-name="P12"><text:a xlink:type="simple" xlink:href="#__RefHeading___Toc5_664214496" text:style-name="Index_20_Link" text:visited-style-name="Index_20_Link">Overview, other files and external evidence<text:tab/>1</text:a></text:p>
          <text:p text:style-name="P12"><text:a xlink:type="simple" xlink:href="#__RefHeading___Toc26_664214496" text:style-name="Index_20_Link" text:visited-style-name="Index_20_Link">Planning &amp; implementation notes<text:tab/>1</text:a></text:p>
          <text:p text:style-name="P12"><text:a xlink:type="simple" xlink:href="#__RefHeading___Toc28_664214496" text:style-name="Index_20_Link" text:visited-style-name="Index_20_Link">Requriements<text:tab/>3</text:a></text:p>
          <text:p text:style-name="P12"><text:a xlink:type="simple" xlink:href="#__RefHeading___Toc30_664214496" text:style-name="Index_20_Link" text:visited-style-name="Index_20_Link">Design artefacts<text:tab/>4</text:a></text:p>
          <text:p text:style-name="P12"><text:a xlink:type="simple" xlink:href="#__RefHeading___Toc286_376946815" text:style-name="Index_20_Link" text:visited-style-name="Index_20_Link">Testing documentation<text:tab/>5</text:a></text:p>
          <text:p text:style-name="P12"><text:a xlink:type="simple" xlink:href="#__RefHeading___Toc288_376946815" text:style-name="Index_20_Link" text:visited-style-name="Index_20_Link">LSEPI Reflections<text:tab/>6</text:a></text:p>
          <text:p text:style-name="P12"><text:a xlink:type="simple" xlink:href="#__RefHeading___Toc114_634505117" text:style-name="Index_20_Link" text:visited-style-name="Index_20_Link">Video presentation<text:tab/>7</text:a></text:p>
          <text:p text:style-name="P12"><text:a xlink:type="simple" xlink:href="#__RefHeading___Toc290_376946815" text:style-name="Index_20_Link" text:visited-style-name="Index_20_Link">Group reflection and collaboration<text:tab/>8</text:a></text:p>
          <text:p text:style-name="P12"><text:a xlink:type="simple" xlink:href="#__RefHeading___Toc292_376946815" text:style-name="Index_20_Link" text:visited-style-name="Index_20_Link">Incorporation of formative feedback<text:tab/>9</text:a></text:p>
          <text:p text:style-name="P12"><text:a xlink:type="simple" xlink:href="#__RefHeading___Toc116_634505117" text:style-name="Index_20_Link" text:visited-style-name="Index_20_Link">Group work diary<text:tab/>10</text:a></text:p>
          <text:p text:style-name="P12"><text:a xlink:type="simple" xlink:href="#__RefHeading___Toc118_634505117" text:style-name="Index_20_Link" text:visited-style-name="Index_20_Link">Peer review form<text:tab/>11</text:a></text:p>
        </text:index-body>
      </text:table-of-content>
      <text:p text:style-name="Text_20_body"/>
      <text:h text:style-name="P13" text:outline-level="1"><text:bookmark-start text:name="__RefHeading___Toc26_664214496"/><text:span text:style-name="T8">Planning &amp; i</text:span>mplementation notes<text:bookmark-end text:name="__RefHeading___Toc26_664214496"/></text:h>
      <text:p text:style-name="P14">Our tech stack consists of Next JS for the front and back end, with SQLite for our database.</text:p>
      <text:p text:style-name="P15">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6">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7">Role</text:p>
          </table:table-cell>
          <table:table-cell table:style-name="Table3.B1" office:value-type="string">
            <text:p text:style-name="P17">Members</text:p>
          </table:table-cell>
        </table:table-row>
        <table:table-row>
          <table:table-cell table:style-name="Table3.A2" office:value-type="string">
            <text:p text:style-name="P17">Frontend</text:p>
          </table:table-cell>
          <table:table-cell table:style-name="Table3.B2" office:value-type="string">
            <text:p text:style-name="P17">Laurie, Alex, Ryan</text:p>
          </table:table-cell>
        </table:table-row>
        <table:table-row>
          <table:table-cell table:style-name="Table3.A3" office:value-type="string">
            <text:p text:style-name="P17">Backend</text:p>
          </table:table-cell>
          <table:table-cell table:style-name="Table3.B3" office:value-type="string">
            <text:p text:style-name="P17">Laurie, Ryan, Haris, Theo</text:p>
          </table:table-cell>
        </table:table-row>
        <table:table-row>
          <table:table-cell table:style-name="Table3.A3" office:value-type="string">
            <text:p text:style-name="P17">Database</text:p>
          </table:table-cell>
          <table:table-cell table:style-name="Table3.B3" office:value-type="string">
            <text:p text:style-name="P17">Haris, Theo</text:p>
          </table:table-cell>
        </table:table-row>
        <table:table-row>
          <table:table-cell table:style-name="Table3.A5" office:value-type="string">
            <text:p text:style-name="P17">Documentation</text:p>
          </table:table-cell>
          <table:table-cell table:style-name="Table3.B5" office:value-type="string">
            <text:p text:style-name="P17">Laurie</text:p>
          </table:table-cell>
        </table:table-row>
      </table:table>
      <text:p text:style-name="P18"/>
      <text:h text:style-name="P19" text:outline-level="1"><text:bookmark-start text:name="__RefHeading___Toc28_664214496"/>Requriements<text:bookmark-end text:name="__RefHeading___Toc28_664214496"/></text:h>
      <text:p text:style-name="P20">Non-functional requirements</text:p>
      <text:p text:style-name="P20">User roles and personas</text:p>
      <text:p text:style-name="P20">User stories</text:p>
      <text:p text:style-name="P20">Use case diagram</text:p>
      <text:h text:style-name="P19" text:outline-level="1"><text:bookmark-start text:name="__RefHeading___Toc30_664214496"/>Design artefacts<text:bookmark-end text:name="__RefHeading___Toc30_664214496"/></text:h>
      <text:p text:style-name="P20">Context diagram</text:p>
      <text:p text:style-name="P20">Container diagram</text:p>
      <text:p text:style-name="P20">Component diagram (web app, database, APIs)</text:p>
      <text:p text:style-name="P20">Data design (ERD, explain key entities)</text:p>
      <text:p text:style-name="P20">Interface design (wireframes, accessibility &amp; inclusivity considerations)</text:p>
      <text:p text:style-name="P20"/>
      <text:p text:style-name="P20"><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20"><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21" text:outline-level="1"><text:bookmark-start text:name="__RefHeading___Toc286_376946815"/>Testing documentation<text:bookmark-end text:name="__RefHeading___Toc286_376946815"/></text:h>
      <text:p text:style-name="P22">Test strategy</text:p>
      <text:p text:style-name="P22">Test cases summary</text:p>
      <text:p text:style-name="P22">Evidence of non-functional requirements testing</text:p>
      <text:p text:style-name="P22">Summary of results (evidence of successful runs, issues discovered &amp; resolved, reflections)</text:p>
      <text:h text:style-name="P23" text:outline-level="1"><text:bookmark-start text:name="__RefHeading___Toc288_376946815"/>LSEPI Reflections<text:bookmark-end text:name="__RefHeading___Toc288_376946815"/></text:h>
      <text:p text:style-name="P24">Script for video presentation section (yes, this was in the template)</text:p>
      <text:h text:style-name="P25" text:outline-level="1"><text:bookmark-start text:name="__RefHeading___Toc114_634505117"/>Video <text:span text:style-name="T10">p</text:span>resentation<text:bookmark-end text:name="__RefHeading___Toc114_634505117"/></text:h>
      <text:h text:style-name="P26" text:outline-level="1"><text:bookmark-start text:name="__RefHeading___Toc290_376946815"/>Group reflection and collaboration<text:bookmark-end text:name="__RefHeading___Toc290_376946815"/></text:h>
      <text:p text:style-name="P27">Reflection on teamwork, communication &amp; task division</text:p>
      <text:p text:style-name="P27">Effectiveness of agile practices (sprints, scrums, retrospectives)</text:p>
      <text:p text:style-name="P27">How feedback influenced design or implementation</text:p>
      <text:p text:style-name="P27">Challenges the team faced and how they were overcome</text:p>
      <text:h text:style-name="P26"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28">Week</text:p>
          </table:table-cell>
          <table:table-cell table:style-name="Table2.A1" office:value-type="string">
            <text:p text:style-name="P28">Feedback</text:p>
          </table:table-cell>
          <table:table-cell table:style-name="Table2.C1" office:value-type="string">
            <text:p text:style-name="P28">Response</text:p>
          </table:table-cell>
        </table:table-row>
        <table:table-row>
          <table:table-cell table:style-name="Table2.A2" office:value-type="string">
            <text:p text:style-name="P28"/>
          </table:table-cell>
          <table:table-cell table:style-name="Table2.B2" office:value-type="string">
            <text:p text:style-name="P28"/>
          </table:table-cell>
          <table:table-cell table:style-name="Table2.C2" office:value-type="string">
            <text:p text:style-name="P28"/>
          </table:table-cell>
        </table:table-row>
        <table:table-row>
          <table:table-cell table:style-name="Table2.A3" office:value-type="string">
            <text:p text:style-name="P28"/>
          </table:table-cell>
          <table:table-cell table:style-name="Table2.B3" office:value-type="string">
            <text:p text:style-name="P28"/>
          </table:table-cell>
          <table:table-cell table:style-name="Table2.C3" office:value-type="string">
            <text:p text:style-name="P28"/>
          </table:table-cell>
        </table:table-row>
        <table:table-row>
          <table:table-cell table:style-name="Table2.A4" office:value-type="string">
            <text:p text:style-name="P28"/>
          </table:table-cell>
          <table:table-cell table:style-name="Table2.B4" office:value-type="string">
            <text:p text:style-name="P28"/>
          </table:table-cell>
          <table:table-cell table:style-name="Table2.C4" office:value-type="string">
            <text:p text:style-name="P28"/>
          </table:table-cell>
        </table:table-row>
      </table:table>
      <text:p text:style-name="P29"/>
      <text:h text:style-name="P30" text:outline-level="1"><text:bookmark-start text:name="__RefHeading___Toc116_634505117"/>Group work diary<text:bookmark-end text:name="__RefHeading___Toc116_634505117"/></text:h>
      <text:p text:style-name="P31">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32">Sprint</text:p>
          </table:table-cell>
          <table:table-cell table:style-name="Table1.A1" office:value-type="string">
            <text:p text:style-name="P32">Date</text:p>
          </table:table-cell>
          <table:table-cell table:style-name="Table1.A1" office:value-type="string">
            <text:p text:style-name="P33">Length</text:p>
          </table:table-cell>
          <table:table-cell table:style-name="Table1.D1" office:value-type="string">
            <text:p text:style-name="P32">Work completed</text:p>
          </table:table-cell>
        </table:table-row>
        <table:table-row>
          <table:table-cell table:style-name="Table1.A2" office:value-type="string">
            <text:p text:style-name="P34">1</text:p>
          </table:table-cell>
          <table:table-cell table:style-name="Table1.A2" office:value-type="string">
            <text:p text:style-name="P34">14/10/2025</text:p>
          </table:table-cell>
          <table:table-cell table:style-name="Table1.A2" office:value-type="string">
            <text:p text:style-name="P35">1 w<text:span text:style-name="T11">eek</text:span></text:p>
          </table:table-cell>
          <table:table-cell table:style-name="Table1.D2" office:value-type="string">
            <text:p text:style-name="P36">Goal: to complete <text:span text:style-name="T12">the planning documentation and the framework for the rest of the documentation,</text:span> and begin work on the most fundamental aspects of the system</text:p>
            <text:list text:style-name="L1">
              <text:list-item>
                <text:p text:style-name="P37">User stories (Alex)</text:p>
              </text:list-item>
              <text:list-item>
                <text:p text:style-name="P37">Use case diagram (Haris)</text:p>
              </text:list-item>
              <text:list-item>
                <text:p text:style-name="P37">Entity relationship diagram (Ryan)</text:p>
              </text:list-item>
              <text:list-item>
                <text:p text:style-name="P37">Wireframe (Alex)</text:p>
              </text:list-item>
              <text:list-item>
                <text:p text:style-name="P37">Page routing (Laurence)</text:p>
              </text:list-item>
              <text:list-item>
                <text:p text:style-name="P37">Dummy pages (Haris)</text:p>
              </text:list-item>
              <text:list-item>
                <text:p text:style-name="P37">Clerk authentication (Haris)</text:p>
              </text:list-item>
              <text:list-item>
                <text:p text:style-name="P37">Landing page login (Haris)</text:p>
              </text:list-item>
              <text:list-item>
                <text:p text:style-name="P38">Review of planning documentation consistency (Laurence)</text:p>
              </text:list-item>
            </text:list>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
      <text:p text:style-name="P31"/>
      <text:h text:style-name="P30"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15T17:29:28.905988000</dc:date>
    <meta:editing-duration>PT2H45M37S</meta:editing-duration>
    <meta:editing-cycles>42</meta:editing-cycles>
    <meta:generator>LibreOffice/25.2.1.2$OpenBSD_X86_64 LibreOffice_project/520$Build-2</meta:generator>
    <meta:document-statistic meta:table-count="3" meta:image-count="0" meta:object-count="0" meta:page-count="12" meta:paragraph-count="88" meta:word-count="630" meta:character-count="4333" meta:non-whitespace-character-count="3800"/>
  </office:meta>
</office:document-meta>
</file>